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0cb" draw:textarea-horizontal-align="justify" draw:textarea-vertical-align="middle" draw:auto-grow-height="false" fo:min-height="1.75cm" fo:min-width="6.75cm"/>
      <style:paragraph-properties style:writing-mode="lr-tb"/>
    </style:style>
    <style:style style:name="gr2" style:family="graphic" style:parent-style-name="standard">
      <style:graphic-properties draw:fill-color="#ff69b4" draw:textarea-horizontal-align="justify" draw:textarea-vertical-align="middle" draw:auto-grow-height="false" fo:min-height="1.75cm" fo:min-width="4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c0cb"/>
      <style:paragraph-properties fo:text-align="center"/>
    </style:style>
    <style:style style:name="P3" style:family="paragraph">
      <loext:graphic-properties draw:fill-color="#ff69b4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2cm" svg:x="2cm" svg:y="2cm">
          <text:p text:style-name="P1">Organizations Group</text:p>
          <text:p text:style-name="P1">(Fox School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1.75cm" svg:y="5.75cm">
          <text:p text:style-name="P1">Organization</text:p>
          <text:p text:style-name="P1">(Fox, LA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7.25cm" svg:y="5.75cm">
          <text:p text:style-name="P1">Organization</text:p>
          <text:p text:style-name="P1">(Fox, CA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cm" svg:x="12.75cm" svg:y="5.75cm">
          <text:p text:style-name="P1">Organization</text:p>
          <text:p text:style-name="P1">(Fox, TX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5cm" svg:y1="4cm" svg:x2="3.75cm" svg:y2="5.75cm">
          <text:p/>
        </draw:line>
        <draw:line draw:style-name="gr3" draw:text-style-name="P4" draw:layer="layout" svg:x1="5.25cm" svg:y1="4cm" svg:x2="10cm" svg:y2="5.75cm">
          <text:p/>
        </draw:line>
        <draw:line draw:style-name="gr3" draw:text-style-name="P4" draw:layer="layout" svg:x1="5.25cm" svg:y1="4cm" svg:x2="15.5cm" svg:y2="5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6:04.539529426</meta:creation-date>
    <dc:date>2022-11-21T14:20:32.562722968</dc:date>
    <meta:editing-duration>PT4M29S</meta:editing-duration>
    <meta:editing-cycles>1</meta:editing-cycles>
    <meta:document-statistic meta:object-count="7"/>
    <meta:generator>LibreOffice/7.3.6.2$Linux_X86_64 LibreOffice_project/30$Build-2</meta:generator>
  </office:meta>
</office:document-meta>
</file>